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0.5in" fo:text-align="start" style:justify-single-word="false">
        <style:tab-stops>
          <style:tab-stop style:position="0.5035in"/>
          <style:tab-stop style:position="3.9929in"/>
        </style:tab-stops>
      </style:paragraph-properties>
      <style:text-properties fo:font-style="normal" style:text-underline-style="none" fo:font-weight="normal" officeooo:paragraph-rsid="000b58ef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font-size="10pt" fo:font-weight="bold" officeooo:rsid="000b58ef" officeooo:paragraph-rsid="000b58ef" style:font-size-asian="10pt" style:font-weight-asian="bold" style:font-size-complex="10pt" style:font-weight-complex="bold"/>
    </style:style>
    <style:style style:name="T1" style:family="text">
      <style:text-properties fo:font-size="10pt" fo:font-weight="normal" officeooo:rsid="000b58ef" style:font-size-asian="10pt" style:font-weight-asian="normal" style:font-size-complex="10pt" style:font-weight-complex="normal"/>
    </style:style>
    <style:style style:name="T2" style:family="text">
      <style:text-properties fo:font-size="10pt" officeooo:rsid="000b58ef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ey Concepts</text:p>
      <text:p text:style-name="P1"><text:span text:style-name="T2"><text:tab/>• <text:tab/></text:span>• </text:p>
      <text:p text:style-name="P1"><text:span text:style-name="T2"><text:tab/>•<text:tab/></text:span>• <text:span text:style-name="T2"><text:s/></text:span></text:p>
      <text:p text:style-name="P1"><text:span text:style-name="T2"><text:tab/>•<text:tab/></text:span>• <text:span text:style-name="T2"><text:s/></text:span></text:p>
      <text:p text:style-name="P1"><text:span text:style-name="T2"><text:tab/>•<text:tab/></text:span>• <text:span text:style-name="T2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256in" fo:margin-bottom="0.782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2:16:02.675800086</meta:creation-date>
    <dc:date>2016-03-28T12:30:33.058945064</dc:date>
    <meta:editing-duration>PT14M30S</meta:editing-duration>
    <meta:editing-cycles>1</meta:editing-cycles>
    <meta:document-statistic meta:table-count="0" meta:image-count="0" meta:object-count="0" meta:page-count="1" meta:paragraph-count="5" meta:word-count="10" meta:character-count="36" meta:non-whitespace-character-count="19"/>
    <meta:generator>LibreOffice/5.0.3.2$Linux_X86_64 LibreOffice_project/00m0$Build-2</meta:generator>
  </office:meta>
</office:document-meta>
</file>